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040249234400398696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73234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74491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72718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022597630537372708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907782635254958480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6">2.<text:tab/>Next continue running but now adjust pace up and down in order to keep HR <text:tab/>near HR0. <text:s/>Record mile splits on a watch. <text:s/>The split for the 3rd mile is Tmax.</text:p>
          <text:p text:style-name="P57">Continued</text:p>
          <text:p text:style-name="P5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39744961604278738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55807179615937488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30390453570091890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96442765466475116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2182179599242311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919698186774688229" text:style-name="L9">
        <text:list-item>
          <text:list>
            <text:list-header>
              <text:p text:style-name="P54">2.3 miles on a 535 m hilly loop in Greendale Cemetery averaging 10:40/mile</text:p>
              <text:p text:style-name="P54">Sum of ascents on the 2.33 mile run: 160 feet </text:p>
              <text:p text:style-name="P5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9T16:53:20.27</dc:date>
    <dc:creator>James  Lombardi</dc:creator>
    <meta:editing-duration>P8DT9H18M37S</meta:editing-duration>
    <meta:editing-cycles>753</meta:editing-cycles>
    <meta:generator>OpenOffice/4.1.2$Win32 OpenOffice.org_project/412m3$Build-9782</meta:generator>
    <meta:document-statistic meta:table-count="0" meta:image-count="0" meta:object-count="0" meta:page-count="29" meta:paragraph-count="768" meta:word-count="9646" meta:character-count="48307"/>
  </office:meta>
</office:document-meta>
</file>